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 style:list-style-name="WWNum6">
      <style:paragraph-properties fo:margin-left="0cm" fo:margin-right="0cm" fo:text-indent="0cm" style:auto-text-indent="false"/>
    </style:style>
    <style:style style:name="P7" style:family="paragraph" style:parent-style-name="Standard" style:list-style-name="WWNum7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</style:style>
    <style:style style:name="P9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0" style:family="paragraph" style:parent-style-name="Standard" style:list-style-name="WWNum8">
      <style:paragraph-properties fo:margin-left="-0.741cm" fo:margin-right="0cm" fo:text-indent="1.482cm" style:auto-text-indent="false"/>
    </style:style>
    <style:style style:name="P11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</style:style>
    <style:style style:name="P12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</style:style>
    <style:style style:name="P13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</style:style>
    <style:style style:name="P14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P15" style:family="paragraph" style:parent-style-name="Standard" style:list-style-name="WWNum5">
      <style:paragraph-properties fo:margin-left="-0.741cm" fo:margin-right="0cm" fo:text-indent="1.482cm" style:auto-text-indent="false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2252265622495164610" text:style-name="WWNum6">
        <text:list-item>
          <text:p text:style-name="P6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Standard"><text:span text:style-name="T4">&lt;h1 style=”background-color:red”&gt;Hello&lt;/h1&gt;</text:span></text:p>
            <text:p text:style-name="Standard"><text:span text:style-name="T6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Standard"><text:span text:style-name="T4">&lt;small style=”background:blue;height:20px”&gt;Hi&lt;/h1&gt;</text:span></text:p>
            <text:p text:style-name="Standard"><text:span text:style-name="T6">The 20px height did not reflect on the element</text:span></text:p>
          </table:table-cell>
        </table:table-row>
      </table:table>
      <text:p text:style-name="P9"/>
      <text:p text:style-name="P8"><text:span text:style-name="T2">Tip: You can use the background or border properties to outline elements. For padding and margins, use your browser’s developer tool. </text:span></text:p>
      <text:p text:style-name="P9"/>
      <text:p text:style-name="P9"/>
      <text:p text:style-name="P1"/>
      <text:p text:style-name="P1"/>
      <text:p text:style-name="P1"/>
      <text:list xml:id="list6564319973961893070" text:style-name="WWNum7">
        <text:list-item>
          <text:p text:style-name="P7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498957930558846680" text:style-name="WWNum8">
              <text:list-item>
                <text:p text:style-name="P10"><text:span text:style-name="T2">strong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p style="background: red;"&gt;Testing if &lt;strong&gt;strong&lt;/strong&gt; is inline or block element.&lt;/p&gt;</text:p>
          </table:table-cell>
        </table:table-row>
        <table:table-row table:style-name="Table3.1">
          <table:table-cell table:style-name="Table3.A2" office:value-type="string">
            <text:list xml:id="list41529706" text:continue-numbering="true" text:style-name="WWNum8">
              <text:list-item>
                <text:p text:style-name="P10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input type="password" name="" style="background: red;"&gt;</text:p>
          </table:table-cell>
        </table:table-row>
        <table:table-row table:style-name="Table3.1">
          <table:table-cell table:style-name="Table3.A2" office:value-type="string">
            <text:list xml:id="list41541177" text:continue-numbering="true" text:style-name="WWNum8">
              <text:list-item>
                <text:p text:style-name="P10"><text:span text:style-name="T2">h1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h1 style="background: red;"&gt;Testing h1&lt;/h1&gt;</text:p>
          </table:table-cell>
        </table:table-row>
        <table:table-row table:style-name="Table3.1">
          <table:table-cell table:style-name="Table3.A2" office:value-type="string">
            <text:list xml:id="list41526717" text:continue-numbering="true" text:style-name="WWNum8">
              <text:list-item>
                <text:p text:style-name="P10"><text:span text:style-name="T2">s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p &gt;Testing if &lt;s style="background: red;"&gt;s&lt;/s&gt; is inline or block element.&lt;/p&gt;</text:p>
          </table:table-cell>
        </table:table-row>
        <table:table-row table:style-name="Table3.1">
          <table:table-cell table:style-name="Table3.A2" office:value-type="string">
            <text:list xml:id="list41512591" text:continue-numbering="true" text:style-name="WWNum8">
              <text:list-item>
                <text:p text:style-name="P10"><text:span text:style-name="T2">form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<text:tab/>&lt;form style="background: red;"&gt;</text:p>
            <text:p text:style-name="P4"><text:tab/><text:tab/>&lt;input type="password" name=""&gt;</text:p>
            <text:p text:style-name="P4"><text:tab/>&lt;/form&gt;</text:p>
            <text:p text:style-name="P4"/>
          </table:table-cell>
        </table:table-row>
        <table:table-row table:style-name="Table3.1">
          <table:table-cell table:style-name="Table3.A2" office:value-type="string">
            <text:list xml:id="list41540206" text:continue-numbering="true" text:style-name="WWNum8">
              <text:list-item>
                <text:p text:style-name="P10"><text:span text:style-name="T2">blockquote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blockquote style="background: red;"&gt;Lorem ipsum dolor sit amet, consectetur adipisicing elit, sed do eiusmod tempor <text:soft-page-break/>incididunt ut labore et dolore magna aliqua.&lt;blockquote&gt;</text:p>
          </table:table-cell>
        </table:table-row>
        <table:table-row table:style-name="Table3.1">
          <table:table-cell table:style-name="Table3.A2" office:value-type="string">
            <text:list xml:id="list41522817" text:continue-numbering="true" text:style-name="WWNum8">
              <text:list-item>
                <text:p text:style-name="P10"><text:span text:style-name="T2">abbr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p&gt;Testing if &lt;abbr style="background: red;"&gt;abbr&lt;/abbr&gt; is inline or block element.&lt;/p&gt;</text:p>
          </table:table-cell>
        </table:table-row>
        <table:table-row table:style-name="Table3.1">
          <table:table-cell table:style-name="Table3.A2" office:value-type="string">
            <text:list xml:id="list41528100" text:continue-numbering="true" text:style-name="WWNum8">
              <text:list-item>
                <text:p text:style-name="P10"><text:span text:style-name="T2">h4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h4 style="background: red;"&gt;Testing h1&lt;/h4&gt;</text:p>
          </table:table-cell>
        </table:table-row>
        <table:table-row table:style-name="Table3.1">
          <table:table-cell table:style-name="Table3.A2" office:value-type="string">
            <text:list xml:id="list41515736" text:continue-numbering="true" text:style-name="WWNum8">
              <text:list-item>
                <text:p text:style-name="P10"><text:span text:style-name="T2">nav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<text:tab/>&lt;nav style="background: red;"&gt;</text:p>
            <text:p text:style-name="P4"><text:tab/><text:tab/>&lt;ul&gt;</text:p>
            <text:p text:style-name="P4"><text:tab/><text:tab/><text:tab/>&lt;li&gt;test&lt;/li&gt;</text:p>
            <text:p text:style-name="P4"><text:tab/><text:tab/><text:tab/>&lt;li&gt;test&lt;/li&gt;</text:p>
            <text:p text:style-name="P4"><text:tab/><text:tab/><text:tab/>&lt;li&gt;test&lt;/li&gt;</text:p>
            <text:p text:style-name="P4"><text:tab/><text:tab/>&lt;/ul&gt;</text:p>
            <text:p text:style-name="P4"><text:tab/>&lt;/nav&gt;</text:p>
          </table:table-cell>
        </table:table-row>
      </table:table>
      <text:p text:style-name="P1"/>
      <text:list xml:id="list41544289" text:continue-list="list6564319973961893070" text:style-name="WWNum7">
        <text:list-item>
          <text:p text:style-name="P7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7383697747402322325" text:style-name="WWNum1">
              <text:list-item>
                <text:p text:style-name="P11"><text:span text:style-name="T2">h2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7706" text:continue-numbering="true" text:style-name="WWNum1">
              <text:list-item>
                <text:p text:style-name="P11"><text:span text:style-name="T2">em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18435" text:continue-numbering="true" text:style-name="WWNum1">
              <text:list-item>
                <text:p text:style-name="P11"><text:span text:style-name="T2">ins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4443" text:continue-numbering="true" text:style-name="WWNum1">
              <text:list-item>
                <text:p text:style-name="P11"><text:span text:style-name="T2">sup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9449" text:continue-numbering="true" text:style-name="WWNum1">
              <text:list-item>
                <text:p text:style-name="P11"><text:span text:style-name="T2">li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3344" text:continue-numbering="true" text:style-name="WWNum1">
              <text:list-item>
                <text:p text:style-name="P11"><text:span text:style-name="T2">dl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6677" text:continue-numbering="true" text:style-name="WWNum1">
              <text:list-item>
                <text:p text:style-name="P11"><text:span text:style-name="T2">input (email)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42737" text:continue-numbering="true" text:style-name="WWNum1">
              <text:list-item>
                <text:p text:style-name="P11"><text:span text:style-name="T2">select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2228" text:continue-numbering="true" text:style-name="WWNum1">
              <text:list-item>
                <text:p text:style-name="P11"><text:span text:style-name="T2">footer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6"/>
      <text:list xml:id="list41527289" text:continue-list="list41544289" text:style-name="WWNum7">
        <text:list-item>
          <text:p text:style-name="P7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6248604250792623430" text:style-name="WWNum2">
              <text:list-item>
                <text:p text:style-name="P12"><text:span text:style-name="T2">header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9952" text:continue-numbering="true" text:style-name="WWNum2">
              <text:list-item>
                <text:p text:style-name="P12"><text:span text:style-name="T2">span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27941" text:continue-numbering="true" text:style-name="WWNum2">
              <text:list-item>
                <text:p text:style-name="P12"><text:span text:style-name="T2">a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33867" text:continue-numbering="true" text:style-name="WWNum2">
              <text:list-item>
                <text:p text:style-name="P12"><text:span text:style-name="T2">button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2093" text:continue-numbering="true" text:style-name="WWNum2">
              <text:list-item>
                <text:p text:style-name="P12"><text:span text:style-name="T2">img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2585" text:continue-numbering="true" text:style-name="WWNum2">
              <text:list-item>
                <text:p text:style-name="P12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26443" text:continue-numbering="true" text:style-name="WWNum2">
              <text:list-item>
                <text:p text:style-name="P12"><text:span text:style-name="T2">sub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33956" text:continue-numbering="true" text:style-name="WWNum2">
              <text:list-item>
                <text:p text:style-name="P12"><text:span text:style-name="T2">fieldset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</table:table>
      <text:p text:style-name="P1"/>
      <text:p text:style-name="P1"/>
      <text:list xml:id="list41521264" text:continue-list="list41527289" text:style-name="WWNum7">
        <text:list-item>
          <text:p text:style-name="P7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2496320324330635111" text:style-name="WWNum3">
              <text:list-item>
                <text:p text:style-name="P13"><text:span text:style-name="T2">h5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33623" text:continue-numbering="true" text:style-name="WWNum3">
              <text:list-item>
                <text:p text:style-name="P13"><text:span text:style-name="T2">q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13076" text:continue-numbering="true" text:style-name="WWNum3">
              <text:list-item>
                <text:p text:style-name="P13"><text:span text:style-name="T2">del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26783" text:continue-numbering="true" text:style-name="WWNum3">
              <text:list-item>
                <text:p text:style-name="P13"><text:span text:style-name="T2">aside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42597" text:continue-numbering="true" text:style-name="WWNum3">
              <text:list-item>
                <text:p text:style-name="P13"><text:span text:style-name="T2">figure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35793" text:continue-numbering="true" text:style-name="WWNum3">
              <text:list-item>
                <text:p text:style-name="P13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ext:soft-page-break/>
        <table:table-row table:style-name="Table6.1">
          <table:table-cell table:style-name="Table6.A1" office:value-type="string">
            <text:list xml:id="list41537248" text:continue-numbering="true" text:style-name="WWNum3">
              <text:list-item>
                <text:p text:style-name="P13"><text:span text:style-name="T2">h3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26633" text:continue-numbering="true" text:style-name="WWNum3">
              <text:list-item>
                <text:p text:style-name="P13"><text:span text:style-name="T2">small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</table:table>
      <text:p text:style-name="P1"/>
      <text:p text:style-name="P16"/>
      <text:list xml:id="list41520830" text:continue-list="list41521264" text:style-name="WWNum7">
        <text:list-item>
          <text:p text:style-name="P7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475811092054978759" text:style-name="WWNum4">
              <text:list-item>
                <text:p text:style-name="P14"><text:span text:style-name="T2">h6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41854" text:continue-numbering="true" text:style-name="WWNum4">
              <text:list-item>
                <text:p text:style-name="P14"><text:span text:style-name="T2">ol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17396" text:continue-numbering="true" text:style-name="WWNum4">
              <text:list-item>
                <text:p text:style-name="P14"><text:span text:style-name="T2">hr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39558" text:continue-numbering="true" text:style-name="WWNum4">
              <text:list-item>
                <text:p text:style-name="P14"><text:span text:style-name="T2">p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14760" text:continue-numbering="true" text:style-name="WWNum4">
              <text:list-item>
                <text:p text:style-name="P14"><text:span text:style-name="T2">div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21422" text:continue-numbering="true" text:style-name="WWNum4">
              <text:list-item>
                <text:p text:style-name="P14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16269" text:continue-numbering="true" text:style-name="WWNum4">
              <text:list-item>
                <text:p text:style-name="P14"><text:span text:style-name="T2">ul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44430" text:continue-numbering="true" text:style-name="WWNum4">
              <text:list-item>
                <text:p text:style-name="P14"><text:span text:style-name="T2">table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</table:table>
      <text:p text:style-name="P16"/>
      <text:list xml:id="list41528772" text:continue-list="list41520830" text:style-name="WWNum7">
        <text:list-item>
          <text:p text:style-name="P7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566559536180223312" text:style-name="WWNum5">
              <text:list-item>
                <text:p text:style-name="P15"><text:span text:style-name="T2">dt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23618" text:continue-numbering="true" text:style-name="WWNum5">
              <text:list-item>
                <text:p text:style-name="P15"><text:span text:style-name="T2">dd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43698" text:continue-numbering="true" text:style-name="WWNum5">
              <text:list-item>
                <text:p text:style-name="P15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5284" text:continue-numbering="true" text:style-name="WWNum5">
              <text:list-item>
                <text:p text:style-name="P15"><text:span text:style-name="T2">textarea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5464" text:continue-numbering="true" text:style-name="WWNum5">
              <text:list-item>
                <text:p text:style-name="P15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25875" text:continue-numbering="true" text:style-name="WWNum5">
              <text:list-item>
                <text:p text:style-name="P15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22768" text:continue-numbering="true" text:style-name="WWNum5">
              <text:list-item>
                <text:p text:style-name="P15"><text:span text:style-name="T2">article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43310" text:continue-numbering="true" text:style-name="WWNum5">
              <text:list-item>
                <text:p text:style-name="P15"><text:span text:style-name="T2">figcaption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38055" text:continue-numbering="true" text:style-name="WWNum5">
              <text:list-item>
                <text:p text:style-name="P15"><text:span text:style-name="T2">label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8" meta:image-count="0" meta:object-count="0" meta:page-count="3" meta:paragraph-count="121" meta:word-count="408" meta:character-count="2440"/>
    <dc:date>2017-11-08T21:34:08.32</dc:date>
    <dc:creator>Emmanuelle Abendan</dc:creator>
    <meta:generator>OpenOffice/4.1.2$Win32 OpenOffice.org_project/412m3$Build-9782</meta:generator>
  </office:meta>
</office:document-meta>
</file>